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564773097846.1" style:family="table-column">
      <style:table-column-properties style:rel-column-width="19337*"/>
    </style:style>
    <style:style style:name="Table14564773097846.2" style:family="table-column">
      <style:table-column-properties style:rel-column-width="46196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4564773097846" table:style-name="podTable">
        <table:table-column table:style-name="Table14564773097846.1"/>
        <table:table-column table:style-name="Table14564773097846.2"/>
        <table:table-row>
          <table:table-cell table:style-name="podCell">
            <text:p text:style-name="Appy_Table_Content">Default cell style</text:p>
          </table:table-cell>
          <table:table-cell table:style-name="podCell">
            <text:p text:style-name="Appy_Table_Content">This should also get the default cell style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Appy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